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fr" fo:country="FR"/>
    </style:style>
    <style:style style:name="P2" style:family="paragraph" style:parent-style-name="Heading_20_2">
      <style:text-properties fo:language="fr" fo:country="FR" officeooo:rsid="00019cab" officeooo:paragraph-rsid="00019cab"/>
    </style:style>
    <style:style style:name="P3" style:family="paragraph" style:parent-style-name="Heading_20_3">
      <style:text-properties fo:language="fr" fo:country="FR" officeooo:rsid="00019cab" officeooo:paragraph-rsid="00019cab"/>
    </style:style>
    <style:style style:name="P4" style:family="paragraph" style:parent-style-name="Heading_20_3">
      <style:text-properties fo:language="fr" fo:country="FR" officeooo:rsid="0004b086" officeooo:paragraph-rsid="0004b086"/>
    </style:style>
    <style:style style:name="P5" style:family="paragraph" style:parent-style-name="Heading_20_3">
      <style:text-properties officeooo:paragraph-rsid="00019cab"/>
    </style:style>
    <style:style style:name="P6" style:family="paragraph" style:parent-style-name="Standard">
      <style:text-properties fo:language="fr" fo:country="FR" officeooo:rsid="00019cab" officeooo:paragraph-rsid="00019cab"/>
    </style:style>
    <style:style style:name="P7" style:family="paragraph" style:parent-style-name="Standard" style:list-style-name="L1">
      <style:text-properties fo:language="fr" fo:country="FR" officeooo:rsid="00019cab" officeooo:paragraph-rsid="00019cab"/>
    </style:style>
    <style:style style:name="P8" style:family="paragraph" style:parent-style-name="Standard">
      <style:text-properties fo:language="fr" fo:country="FR" fo:font-style="italic" officeooo:rsid="00019cab" officeooo:paragraph-rsid="00019cab" style:font-style-asian="italic" style:font-style-complex="italic"/>
    </style:style>
    <style:style style:name="P9" style:family="paragraph" style:parent-style-name="Text_20_body">
      <style:text-properties fo:language="fr" fo:country="FR" officeooo:rsid="00019cab" officeooo:paragraph-rsid="00019cab"/>
    </style:style>
    <style:style style:name="P10" style:family="paragraph" style:parent-style-name="Text_20_body">
      <style:text-properties fo:language="fr" fo:country="FR" officeooo:rsid="00019cab" officeooo:paragraph-rsid="00022702"/>
    </style:style>
    <style:style style:name="P11" style:family="paragraph" style:parent-style-name="Text_20_body">
      <style:text-properties fo:language="fr" fo:country="FR" officeooo:paragraph-rsid="00019cab"/>
    </style:style>
    <style:style style:name="P12" style:family="paragraph" style:parent-style-name="Text_20_body" style:list-style-name="L2">
      <style:text-properties fo:language="fr" fo:country="FR" fo:font-style="normal" officeooo:rsid="0001bb0a" officeooo:paragraph-rsid="0001bb0a" style:font-style-asian="normal" style:font-style-complex="normal"/>
    </style:style>
    <style:style style:name="P13" style:family="paragraph" style:parent-style-name="Text_20_body" style:list-style-name="L2">
      <style:text-properties fo:language="fr" fo:country="FR" fo:font-style="normal" officeooo:rsid="00022702" officeooo:paragraph-rsid="00022702" style:font-style-asian="normal" style:font-style-complex="normal"/>
    </style:style>
    <style:style style:name="P14" style:family="paragraph" style:parent-style-name="Text_20_body" style:list-style-name="L3">
      <style:text-properties fo:language="fr" fo:country="FR" fo:font-style="normal" officeooo:rsid="00022702" officeooo:paragraph-rsid="00022702" style:font-style-asian="normal" style:font-style-complex="normal"/>
    </style:style>
    <style:style style:name="P15" style:family="paragraph" style:parent-style-name="Text_20_body" style:list-style-name="L2">
      <style:text-properties fo:language="fr" fo:country="FR" fo:font-style="normal" officeooo:rsid="00055785" officeooo:paragraph-rsid="00055785" style:font-style-asian="normal" style:font-style-complex="normal"/>
    </style:style>
    <style:style style:name="P16" style:family="paragraph" style:parent-style-name="Text_20_body" style:list-style-name="L3">
      <style:text-properties style:font-name="Liberation Serif" fo:font-size="12pt" fo:language="fr" fo:country="FR" fo:font-style="normal" fo:font-weight="normal" officeooo:rsid="00022702" officeooo:paragraph-rsid="0002270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4">
      <style:text-properties officeooo:paragraph-rsid="00019cab"/>
    </style:style>
    <style:style style:name="P18" style:family="paragraph" style:parent-style-name="Text_20_body" style:list-style-name="L4">
      <style:text-properties officeooo:paragraph-rsid="0004b086"/>
    </style:style>
    <style:style style:name="P19" style:family="paragraph" style:parent-style-name="Text_20_body" style:list-style-name="L4">
      <style:text-properties officeooo:paragraph-rsid="0004cb4f"/>
    </style:style>
    <style:style style:name="P20" style:family="paragraph" style:parent-style-name="Text_20_body" style:list-style-name="L5">
      <style:text-properties officeooo:paragraph-rsid="00019cab"/>
    </style:style>
    <style:style style:name="P21" style:family="paragraph" style:parent-style-name="Text_20_body">
      <style:text-properties officeooo:rsid="0002e4cd" officeooo:paragraph-rsid="0002e4cd"/>
    </style:style>
    <style:style style:name="T1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22702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019cab"/>
    </style:style>
    <style:style style:name="T6" style:family="text">
      <style:text-properties fo:language="fr" fo:country="FR" officeooo:rsid="00055785"/>
    </style:style>
    <style:style style:name="T7" style:family="text">
      <style:text-properties officeooo:rsid="00019cab" style:font-name-asian="Noto Sans CJK SC" style:font-name-complex="Lohit Devanagari1"/>
    </style:style>
    <style:style style:name="T8" style:family="text">
      <style:text-properties officeooo:rsid="0005578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uide d’installation</text:h>
      <text:p text:style-name="P6"/>
      <text:p text:style-name="P6">Spécifiez dans le fichier <text:span text:style-name="T2">.env</text:span> (ou <text:span text:style-name="T2">.env.local</text:span>) les champs :</text:p>
      <text:list xml:id="list418716048" text:style-name="L1">
        <text:list-item>
          <text:p text:style-name="P7">SECRET=</text:p>
        </text:list-item>
        <text:list-item>
          <text:p text:style-name="P7">PORT=</text:p>
        </text:list-item>
      </text:list>
      <text:p text:style-name="P6">Le port par défaut est le port 3000, vous pouvez générer 64 bytes aléatoirement pour spécifier le champ SECRET à l’aide de la commande <text:span text:style-name="T3">javascript</text:span> :</text:p>
      <text:p text:style-name="P6"/>
      <text:p text:style-name="P8">require('crypto').randomBytes(64).toString('hex’)</text:p>
      <text:p text:style-name="P6"/>
      <text:p text:style-name="P6">Ensuite entrez dans votre terminal :</text:p>
      <text:p text:style-name="P6"/>
      <text:p text:style-name="P8">npm install &amp;&amp; npm start</text:p>
      <text:p text:style-name="P6"/>
      <text:h text:style-name="P2" text:outline-level="2">Connexion au serveur</text:h>
      <text:p text:style-name="P9">Ouvrir la page : <text:span text:style-name="T2">http://localhost:PORT </text:span></text:p>
      <text:p text:style-name="P10"><text:span text:style-name="T8">(</text:span>où PORT est le port défini dans le fichier .env (ou .env.local), si vous n’avez pas défini de port, i<text:span text:style-name="T3">l est de </text:span>3000 par défaut.<text:span text:style-name="T8">)</text:span></text:p>
      <text:h text:style-name="P2" text:outline-level="2">Description des routes</text:h>
      <text:p text:style-name="P21"><text:span text:style-name="T5">I</text:span><text:span text:style-name="T4">l y a </text:span><text:span text:style-name="T6">cinq</text:span><text:span text:style-name="T4"> méthodes de requêtes sur EasyCollab : GET, POST, PUT, </text:span><text:span text:style-name="T6">PATCH et </text:span><text:span text:style-name="T4">DELETE. Nous allons vous détailler l’intégralité des routes pour chacune de ces méthodes.</text:span></text:p>
      <text:h text:style-name="P3" text:outline-level="3">GET</text:h>
      <text:list xml:id="list1169049235" text:style-name="L2">
        <text:list-item>
          <text:p text:style-name="P12">/ </text:p>
          <text:p text:style-name="P15">Affichage de la page d’accueil du site. </text:p>
          <text:list>
            <text:list-item>
              <text:p text:style-name="P15">Si l’utilisateur n’est pas connecté, il y verra une description du site et deux boutons : « Se connecter » et « Créer un compte ». </text:p>
            </text:list-item>
            <text:list-item>
              <text:p text:style-name="P15">Si il est connecté,</text:p>
            </text:list-item>
          </text:list>
        </text:list-item>
        <text:list-item>
          <text:p text:style-name="P13">/account/signin</text:p>
        </text:list-item>
        <text:list-item>
          <text:p text:style-name="P13">/account/signup</text:p>
        </text:list-item>
        <text:list-item>
          <text:p text:style-name="P13">/account/signoff</text:p>
        </text:list-item>
        <text:list-item>
          <text:p text:style-name="P13">/sheet/new</text:p>
        </text:list-item>
        <text:list-item>
          <text:p text:style-name="P13">/sheet/:sheetId</text:p>
        </text:list-item>
        <text:list-item>
          <text:p text:style-name="P13">/sheet/update/:sheetId</text:p>
        </text:list-item>
        <text:list-item>
          <text:p text:style-name="P13">/sheet/usersOnPage/:sheetId</text:p>
        </text:list-item>
      </text:list>
      <text:h text:style-name="P3" text:outline-level="3"><text:soft-page-break/><text:span text:style-name="T1">POST</text:span></text:h>
      <text:list xml:id="list516854408" text:style-name="L3">
        <text:list-item>
          <text:p text:style-name="P14">/account/signin</text:p>
        </text:list-item>
        <text:list-item>
          <text:p text:style-name="P14">/account/signup</text:p>
        </text:list-item>
        <text:list-item>
          <text:p text:style-name="P14">/account/signoff</text:p>
        </text:list-item>
        <text:list-item>
          <text:p text:style-name="P16"><text:span text:style-name="T7">/sheet/new</text:span></text:p>
        </text:list-item>
        <text:list-item>
          <text:p text:style-name="P16">/sheet/subscribe/:sheetId</text:p>
        </text:list-item>
        <text:list-item>
          <text:p text:style-name="P16">/sheet/unsubscribe/:sheetId</text:p>
        </text:list-item>
      </text:list>
      <text:h text:style-name="P5" text:outline-level="3"><text:span text:style-name="T5">PUT</text:span></text:h>
      <text:list xml:id="list1684753440" text:style-name="L4">
        <text:list-item>
          <text:p text:style-name="P17"><text:span text:style-name="T5">/sheet/rename/:sheetId</text:span></text:p>
        </text:list-item>
      </text:list>
      <text:h text:style-name="P4" text:outline-level="3">PATCH</text:h>
      <text:list xml:id="list112537734484809" text:continue-numbering="true" text:style-name="L4">
        <text:list-item>
          <text:p text:style-name="P18"><text:span text:style-name="T5">/sheet/:sheetId</text:span></text:p>
        </text:list-item>
        <text:list-item>
          <text:p text:style-name="P19"><text:span text:style-name="T5">/sheet/users/:sheetId</text:span></text:p>
        </text:list-item>
      </text:list>
      <text:h text:style-name="P3" text:outline-level="3">DELETE</text:h>
      <text:list xml:id="list3274925240" text:style-name="L5">
        <text:list-item>
          <text:p text:style-name="P20"><text:span text:style-name="T5">/sheet/:sheetId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9:47:34.522430589</meta:creation-date>
    <meta:generator>LibreOffice/7.3.7.2$Linux_X86_64 LibreOffice_project/30$Build-2</meta:generator>
    <dc:date>2023-12-11T11:24:37.040717862</dc:date>
    <meta:editing-duration>PT1H15M52S</meta:editing-duration>
    <meta:editing-cycles>5</meta:editing-cycles>
    <meta:document-statistic meta:table-count="0" meta:image-count="0" meta:object-count="0" meta:page-count="2" meta:paragraph-count="39" meta:word-count="199" meta:character-count="1257" meta:non-whitespace-character-count="1116"/>
  </office:meta>
</office:document-meta>
</file>